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Short_20_line_20_Arrow" draw:marker-end="Short_20_line_20_Arrow" draw:fill="solid" draw:fill-color="#e8f2a1" draw:textarea-horizontal-align="justify" draw:textarea-vertical-align="middle" draw:auto-grow-height="false" fo:min-height="5.312cm" fo:min-width="3.472cm"/>
    </style:style>
    <style:style style:name="gr2" style:family="graphic" style:parent-style-name="standard">
      <style:graphic-properties draw:marker-start="Short_20_line_20_Arrow" draw:marker-start-width="0.3cm" draw:marker-end="Short_20_line_20_Arrow" draw:marker-end-width="0.3cm" draw:textarea-vertical-align="middle"/>
    </style:style>
    <style:style style:name="gr3" style:family="graphic" style:parent-style-name="standard">
      <style:graphic-properties svg:stroke-color="#000000" draw:marker-start="Short_20_line_20_Arrow" draw:marker-end="Short_20_line_20_Arrow" draw:fill-color="#ffbf00" draw:textarea-horizontal-align="justify" draw:textarea-vertical-align="middle" draw:auto-grow-height="false" fo:min-height="3.722cm" fo:min-width="3.473cm" draw:shadow="hidden"/>
    </style:style>
    <style:style style:name="gr4" style:family="graphic" style:parent-style-name="standard">
      <style:graphic-properties svg:stroke-color="#000000" draw:marker-start="Short_20_line_20_Arrow" draw:marker-end="Short_20_line_20_Arrow" draw:fill="solid" draw:fill-color="#000000" draw:textarea-horizontal-align="justify" draw:textarea-vertical-align="middle" draw:auto-grow-height="false" fo:min-height="0.258cm" fo:min-width="1.073cm"/>
    </style:style>
    <style:style style:name="gr5" style:family="graphic" style:parent-style-name="standard">
      <style:graphic-properties svg:stroke-color="#000000" draw:marker-start="Short_20_line_20_Arrow" draw:marker-end="Short_20_line_20_Arrow" draw:fill-color="#ff8000" draw:textarea-horizontal-align="justify" draw:textarea-vertical-align="middle" draw:auto-grow-height="false" fo:min-height="1.343cm" fo:min-width="1.093cm" draw:shadow="hidden"/>
    </style:style>
    <style:style style:name="gr6" style:family="graphic" style:parent-style-name="standard">
      <style:graphic-properties svg:stroke-color="#000000" draw:marker-start="Short_20_line_20_Arrow" draw:marker-end="Short_20_line_20_Arrow" draw:fill-color="#ff0000" draw:textarea-horizontal-align="justify" draw:textarea-vertical-align="middle" draw:auto-grow-height="false" fo:min-height="0.53cm" fo:min-width="0.28cm" draw:shadow="hidden"/>
    </style:style>
    <style:style style:name="P1" style:family="paragraph">
      <loext:graphic-properties draw:fill="solid" draw:fill-color="#e8f2a1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loext:graphic-properties draw:fill-color="#ffbf00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center"/>
      <style:text-properties fo:font-size="32pt"/>
    </style:style>
    <style:style style:name="P7" style:family="paragraph">
      <loext:graphic-properties draw:fill-color="#ff8000"/>
      <style:paragraph-properties fo:text-align="center"/>
      <style:text-properties fo:font-size="32pt"/>
    </style:style>
    <style:style style:name="P8" style:family="paragraph">
      <style:paragraph-properties fo:text-align="center"/>
      <style:text-properties fo:font-size="48pt"/>
    </style:style>
    <style:style style:name="P9" style:family="paragraph">
      <loext:graphic-properties draw:fill-color="#ffbf00"/>
      <style:paragraph-properties fo:text-align="center"/>
      <style:text-properties fo:font-size="48pt" style:font-size-asian="15pt" style:font-size-complex="15pt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2cm" svg:height="5.562cm" svg:x="3.386cm" svg:y="2.9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32cm" svg:y1="2.908cm" svg:x2="7.832cm" svg:y2="8.291cm">
          <text:p text:style-name="P2">21</text:p>
          <text:p text:style-name="P2"/>
        </draw:line>
        <draw:line draw:style-name="gr2" draw:text-style-name="P2" draw:layer="layout" svg:x1="3.386cm" svg:y1="9.036cm" svg:x2="7.423cm" svg:y2="9.036cm">
          <text:p text:style-name="P2"/>
          <text:p text:style-name="P2">15</text:p>
        </draw:line>
        <draw:custom-shape draw:style-name="gr1" draw:text-style-name="P1" draw:layer="layout" svg:width="3.972cm" svg:height="5.562cm" svg:x="11.207cm" svg:y="2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73cm" svg:height="3.972cm" svg:x="11.209cm" svg:y="2.905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737cm" svg:y1="6.842cm" svg:x2="15.737cm" svg:y2="8.466cm">
          <text:p text:style-name="P2">6</text:p>
          <text:p text:style-name="P2"/>
        </draw:line>
        <draw:line draw:style-name="gr2" draw:text-style-name="P2" draw:layer="layout" svg:x1="11.206cm" svg:y1="9.036cm" svg:x2="15.243cm" svg:y2="9.036cm">
          <text:p text:style-name="P2"/>
          <text:p text:style-name="P2">15</text:p>
        </draw:line>
        <draw:custom-shape draw:style-name="gr4" draw:text-style-name="P5" draw:layer="layout" svg:width="1.797cm" svg:height="1.016cm" svg:x="8.855cm" svg:y="5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972cm" svg:height="5.562cm" svg:x="17.892cm" svg:y="2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73cm" svg:height="3.972cm" svg:x="17.894cm" svg:y="2.87cm">
          <text:p text:style-name="P3"><text:span text:style-name="T1">1</text:span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.422cm" svg:y1="6.807cm" svg:x2="22.422cm" svg:y2="8.431cm">
          <text:p text:style-name="P2">6</text:p>
          <text:p text:style-name="P2"/>
        </draw:line>
        <draw:line draw:style-name="gr2" draw:text-style-name="P2" draw:layer="layout" svg:x1="20.966cm" svg:y1="9.001cm" svg:x2="21.928cm" svg:y2="9.001cm">
          <text:p text:style-name="P2"/>
          <text:p text:style-name="P2">3</text:p>
        </draw:line>
        <draw:custom-shape draw:style-name="gr5" draw:text-style-name="P7" draw:layer="layout" svg:width="1.593cm" svg:height="1.593cm" svg:x="17.891cm" svg:y="6.842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593cm" svg:height="1.593cm" svg:x="19.491cm" svg:y="6.842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97cm" svg:height="1.016cm" svg:x="15.755cm" svg:y="5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972cm" svg:height="5.562cm" svg:x="24.781cm" svg:y="2.8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.973cm" svg:height="3.972cm" svg:x="24.783cm" svg:y="2.861cm">
          <text:p text:style-name="P8">15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593cm" svg:height="1.593cm" svg:x="24.78cm" svg:y="6.833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593cm" svg:height="1.593cm" svg:x="26.38cm" svg:y="6.833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27.973cm" svg:y="6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27.973cm" svg:y="7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97cm" svg:height="1.016cm" svg:x="22.555cm" svg:y="5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972cm" svg:height="5.562cm" svg:x="31.276cm" svg:y="2.8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5.671cm" svg:y1="2.873cm" svg:x2="35.671cm" svg:y2="8.256cm">
          <text:p text:style-name="P2">21</text:p>
          <text:p text:style-name="P2"/>
        </draw:line>
        <draw:line draw:style-name="gr2" draw:text-style-name="P2" draw:layer="layout" svg:x1="31.225cm" svg:y1="9.001cm" svg:x2="35.262cm" svg:y2="9.001cm">
          <text:p text:style-name="P2"/>
          <text:p text:style-name="P2">15</text:p>
        </draw:line>
        <draw:custom-shape draw:style-name="gr6" draw:text-style-name="P10" draw:layer="layout" svg:width="0.78cm" svg:height="0.78cm" svg:x="31.273cm" svg:y="6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1.273cm" svg:y="7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1.273cm" svg:y="5.2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1.273cm" svg:y="6.0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1.273cm" svg:y="3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1.273cm" svg:y="4.4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1.273cm" svg:y="2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073cm" svg:y="6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073cm" svg:y="7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073cm" svg:y="5.2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073cm" svg:y="6.0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073cm" svg:y="3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073cm" svg:y="4.4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073cm" svg:y="2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873cm" svg:y="6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873cm" svg:y="7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873cm" svg:y="5.2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873cm" svg:y="6.0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873cm" svg:y="3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873cm" svg:y="4.4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2.873cm" svg:y="2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3.673cm" svg:y="6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3.673cm" svg:y="7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3.673cm" svg:y="5.2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3.673cm" svg:y="6.0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3.673cm" svg:y="3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3.673cm" svg:y="4.4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3.673cm" svg:y="2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4.473cm" svg:y="6.8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4.473cm" svg:y="7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4.473cm" svg:y="5.2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4.473cm" svg:y="6.0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4.473cm" svg:y="3.6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4.473cm" svg:y="4.43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78cm" svg:height="0.78cm" svg:x="34.473cm" svg:y="2.833cm">
          <text:p text:style-name="P2">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8:39:45.356496868</meta:creation-date>
    <meta:generator>LibreOffice/6.2.7.1$Linux_X86_64 LibreOffice_project/20$Build-1</meta:generator>
    <dc:date>2019-09-28T23:20:02.346931088</dc:date>
    <meta:editing-duration>PT4H29M18S</meta:editing-duration>
    <meta:editing-cycles>14</meta:editing-cycles>
    <meta:document-statistic meta:object-count="60"/>
  </office:meta>
</office:document-meta>
</file>